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/>
      <style:text-properties fo:font-size="18pt" style:font-size-asian="18pt"/>
    </style:style>
    <style:style style:name="P3" style:family="paragraph" style:parent-style-name="Standard" style:list-style-name="WW8Num1">
      <style:paragraph-properties fo:line-height="150%"/>
    </style:style>
    <style:style style:name="P4" style:family="paragraph" style:parent-style-name="Standard">
      <style:paragraph-properties fo:line-height="150%" fo:text-align="center" style:justify-single-word="false"/>
      <style:text-properties fo:font-size="18pt" style:font-size-asian="18pt"/>
    </style:style>
    <style:style style:name="T1" style:family="text">
      <style:text-properties fo:font-size="20pt" fo:font-weight="bold" style:font-size-asian="20pt" style:font-weight-asian="bold" style:font-weight-complex="bold"/>
    </style:style>
    <style:style style:name="T2" style:family="text">
      <style:text-properties fo:font-size="18pt" style:text-underline-style="solid" style:text-underline-width="auto" style:text-underline-color="font-color" style:font-size-asian="18pt"/>
    </style:style>
    <style:style style:name="T3" style:family="text">
      <style:text-properties fo:font-size="18pt" style:font-size-asian="18pt"/>
    </style:style>
    <style:style style:name="T4" style:family="text">
      <style:text-properties fo:font-size="18pt" fo:font-weight="bold" style:font-size-asian="18pt" style:font-weight-asian="bold" style:font-weight-complex="bold"/>
    </style:style>
    <style:style style:name="T5" style:family="text">
      <style:text-properties fo:font-size="18pt" fo:font-style="italic" style:font-size-asian="18pt" style:font-style-asian="italic" style:font-style-complex="italic"/>
    </style:style>
    <style:style style:name="fr1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visible-area-left="0cm" draw:visible-area-top="0cm" draw:visible-area-width="15.983cm" draw:visible-area-height="7.328cm" draw:draw-aspect="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ERCIZIO:</text:span></text:p>
      <text:p text:style-name="P2"/>
      <text:list text:style-name="WW8Num1">
        <text:list-item>
          <text:p text:style-name="P3"><text:span text:style-name="T2">Riprodurre</text:span><text:span text:style-name="T3"> il seguente foglio elettronico:</text:span></text:p>
        </text:list-item>
      </text:list>
      <text:p text:style-name="P2"/>
      <text:p text:style-name="P4"><draw:frame draw:style-name="fr1" draw:name="Oggetto1" text:anchor-type="as-char" svg:width="15.983cm" svg:height="7.327cm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2"/>
      <text:list text:style-name="WW8Num1" text:continue-numbering="true">
        <text:list-item>
          <text:p text:style-name="P3"><text:span text:style-name="T2">Cambiare il formato</text:span><text:span text:style-name="T3"> delle celle </text:span><text:span text:style-name="T4">D3:E13</text:span><text:span text:style-name="T3"> in modo da avere il formato </text:span><text:span text:style-name="T5">°C</text:span><text:span text:style-name="T3">.</text:span></text:p>
        </text:list-item>
      </text:list>
      <text:p text:style-name="P2"/>
      <text:list text:style-name="WW8Num1" text:continue-numbering="true">
        <text:list-item>
          <text:p text:style-name="P3"><text:span text:style-name="T3">Utilizzare un </text:span><text:span text:style-name="T2">filtro avanzato</text:span><text:span text:style-name="T3"> per </text:span><text:span text:style-name="T4">copiare</text:span><text:span text:style-name="T3">, a partire dalla cella </text:span><text:span text:style-name="T5">A20</text:span><text:span text:style-name="T3">, i dati relativi ai mesi di </text:span><text:span text:style-name="T4">Gennaio</text:span><text:span text:style-name="T3"> che hanno avuto temperatura giornaliera di </text:span><text:span text:style-name="T4">5°C</text:span><text:span text:style-name="T3">.</text:span></text:p>
        </text:list-item>
      </text:list>
      <text:p text:style-name="P2"/>
      <text:list text:style-name="WW8Num1" text:continue-numbering="true">
        <text:list-item>
          <text:p text:style-name="P3"><text:span text:style-name="T3">Per i dati filtrati </text:span><text:span text:style-name="T2">calcolare</text:span><text:span text:style-name="T3"> la </text:span><text:span text:style-name="T4">media</text:span><text:span text:style-name="T3"> delle </text:span><text:span text:style-name="T5">ore di sole giornaliere</text:span><text:span text:style-name="T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7:</dc:title>
    <meta:initial-creator>caresia</meta:initial-creator>
    <meta:creation-date>2006-07-17T12:37:00</meta:creation-date>
    <dc:creator>Marco</dc:creator>
    <dc:date>2006-07-17T12:37:00</dc:date>
    <meta:print-date>2003-05-22T13:54:00</meta:print-date>
    <dc:language>it-IT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" meta:page-count="1" meta:paragraph-count="6" meta:word-count="58" meta:character-count="344"/>
  </office:meta>
</office:document-meta>
</file>